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167" officeooo:paragraph-rsid="0015e167"/>
    </style:style>
    <style:style style:name="P2" style:family="paragraph" style:parent-style-name="Standard">
      <style:text-properties officeooo:rsid="0016c88d" officeooo:paragraph-rsid="0016c88d"/>
    </style:style>
    <style:style style:name="P3" style:family="paragraph" style:parent-style-name="Standard">
      <style:text-properties officeooo:rsid="0017fafe" officeooo:paragraph-rsid="0017fafe"/>
    </style:style>
    <style:style style:name="T1" style:family="text">
      <style:text-properties officeooo:rsid="0015e1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letd documentation</text:p>
      <text:p text:style-name="Standard"><text:a xlink:type="simple" xlink:href="https://collectd.org/documentation/manpages/collectd.conf.5.shtml#plugin_intel_rdt" text:style-name="Internet_20_link" text:visited-style-name="Visited_20_Internet_20_Link">https://collectd.org/documentation/manpages/collectd.conf.5.shtml#plugin_intel_rdt</text:a></text:p>
      <text:p text:style-name="Standard"/>
      <text:p text:style-name="P2">colletd repository </text:p>
      <text:p text:style-name="P2"><text:a xlink:type="simple" xlink:href="https://github.com/collectd/collectd" text:style-name="Internet_20_link" text:visited-style-name="Visited_20_Internet_20_Link">https://github.com/collectd/collectd</text:a></text:p>
      <text:p text:style-name="P2"/>
      <text:p text:style-name="P3">Dependencies to be installed</text:p>
      <text:p text:style-name="P3"><text:a xlink:type="simple" xlink:href="https://github.com/andikleen/pmu-tools" text:style-name="Internet_20_link" text:visited-style-name="Visited_20_Internet_20_Link">https://github.com/andikleen/pmu-tools</text:a></text:p>
      <text:p text:style-name="P3"/>
      <text:p text:style-name="P3"><text:a xlink:type="simple" xlink:href="https://github.com/intel/intel-cmt-cat" text:style-name="Internet_20_link" text:visited-style-name="Visited_20_Internet_20_Link">https://github.com/intel/intel-cmt-cat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8:33:15.813499595</meta:creation-date>
    <dc:date>2018-10-23T18:36:12.078884893</dc:date>
    <meta:editing-duration>PT2M58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7" meta:word-count="12" meta:character-count="262" meta:non-whitespace-character-count="256"/>
  </office:meta>
</office:document-meta>
</file>